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0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10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0 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2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11 015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6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19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1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2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5:09:28.428630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30T16:19:38.902696172</meta:creation-date>
    <dc:date>2021-12-02T15:25:32.778706026</dc:date>
    <meta:editing-duration>PT3H31M59S</meta:editing-duration>
    <meta:editing-cycles>27</meta:editing-cycles>
    <meta:generator>LibreOffice/6.4.7.2$MacOSX_X86_64 LibreOffice_project/639b8ac485750d5696d7590a72ef1b496725cfb5</meta:generator>
    <meta:document-statistic meta:table-count="1" meta:cell-count="654" meta:object-count="0"/>
  </office:meta>
</office:document-meta>
</file>